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EntityResolver.resolveEntity( XMLResourceIdentifier resourceIdentifi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cumentEntityResolver.DocumentEntityResolver( File doc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